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n=100_b=1.5_c=0.1_d=0.1</text:p>
          </table:table-cell>
          <table:table-cell office:value-type="string">
            <text:p>n=100_b=1_c=0.1_d=0.1</text:p>
          </table:table-cell>
          <table:table-cell office:value-type="string">
            <text:p>n=100_b=1_c=0.2_d=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00003163054">
            <text:p>3.16E-009</text:p>
          </table:table-cell>
          <table:table-cell table:style-name="ce1" office:value-type="float" office:value="0.000000005185006">
            <text:p>5.19E-009</text:p>
          </table:table-cell>
          <table:table-cell table:style-name="ce1" office:value-type="float" office:value="0.000004022218">
            <text:p>4.02E-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00090419894">
            <text:p>9.04E-005</text:p>
          </table:table-cell>
          <table:table-cell table:style-name="ce1" office:value-type="float" office:value="0.000027445118">
            <text:p>2.74E-005</text:p>
          </table:table-cell>
          <table:table-cell office:value-type="float" office:value="0.00516394">
            <text:p>0.0051639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000029868847">
            <text:p>2.99E-006</text:p>
          </table:table-cell>
          <table:table-cell table:style-name="ce1" office:value-type="float" office:value="0.000002236698">
            <text:p>2.24E-006</text:p>
          </table:table-cell>
          <table:table-cell office:value-type="float" office:value="0.003094064">
            <text:p>0.0030940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9503863132">
            <text:p>0.0995038631</text:p>
          </table:table-cell>
          <table:table-cell table:style-name="ce1" office:value-type="float" office:value="0.000007369446">
            <text:p>7.37E-006</text:p>
          </table:table-cell>
          <table:table-cell office:value-type="float" office:value="0.007833115">
            <text:p>0.0078331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table:style-name="ce1" office:value-type="float" office:value="-7.10543E-015">
            <text:p>-7.11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.254725">
            <text:p>38.254725</text:p>
          </table:table-cell>
          <table:table-cell office:value-type="float" office:value="57.336124">
            <text:p>57.336124</text:p>
          </table:table-cell>
          <table:table-cell office:value-type="float" office:value="3.93359252">
            <text:p>3.933592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28465">
            <text:p>47.28465</text:p>
          </table:table-cell>
          <table:table-cell office:value-type="float" office:value="26.261742">
            <text:p>26.261742</text:p>
          </table:table-cell>
          <table:table-cell office:value-type="float" office:value="15.776425">
            <text:p>15.7764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333231">
            <text:p>2.5333231</text:p>
          </table:table-cell>
          <table:table-cell office:value-type="float" office:value="1.850122">
            <text:p>1.850122</text:p>
          </table:table-cell>
          <table:table-cell office:value-type="float" office:value="0.8473798">
            <text:p>0.84737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697983">
            <text:p>13.697983</text:p>
          </table:table-cell>
          <table:table-cell office:value-type="float" office:value="20.684517">
            <text:p>20.684517</text:p>
          </table:table-cell>
          <table:table-cell office:value-type="float" office:value="5.860411">
            <text:p>5.8604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924.1">
            <text:p>248924.1</text:p>
          </table:table-cell>
          <table:table-cell office:value-type="float" office:value="245212.09">
            <text:p>245212.09</text:p>
          </table:table-cell>
          <table:table-cell office:value-type="float" office:value="103812.5">
            <text:p>10381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91.824">
            <text:p>2791.824</text:p>
          </table:table-cell>
          <table:table-cell office:value-type="float" office:value="3063.004">
            <text:p>3063.004</text:p>
          </table:table-cell>
          <table:table-cell office:value-type="float" office:value="1565.9226">
            <text:p>1565.92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0.5696766">
            <text:p>250.5696766</text:p>
          </table:table-cell>
          <table:table-cell office:value-type="float" office:value="23.103209732">
            <text:p>23.103209732</text:p>
          </table:table-cell>
          <table:table-cell office:value-type="float" office:value="4.361504">
            <text:p>4.3615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1155815">
            <text:p>7.1155815</text:p>
          </table:table-cell>
          <table:table-cell office:value-type="float" office:value="5.22756431">
            <text:p>5.22756431</text:p>
          </table:table-cell>
          <table:table-cell office:value-type="float" office:value="2.1740746">
            <text:p>2.17407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418564">
            <text:p>0.00418564</text:p>
          </table:table-cell>
          <table:table-cell office:value-type="float" office:value="0.002988679">
            <text:p>0.002988679</text:p>
          </table:table-cell>
          <table:table-cell office:value-type="float" office:value="0.002381149">
            <text:p>0.0023811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.63444">
            <text:p>93.63444</text:p>
          </table:table-cell>
          <table:table-cell office:value-type="float" office:value="103.03849">
            <text:p>103.03849</text:p>
          </table:table-cell>
          <table:table-cell office:value-type="float" office:value="60.94883">
            <text:p>60.948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.85719">
            <text:p>17.85719</text:p>
          </table:table-cell>
          <table:table-cell office:value-type="float" office:value="17.472302">
            <text:p>17.472302</text:p>
          </table:table-cell>
          <table:table-cell office:value-type="float" office:value="7.323505">
            <text:p>7.3235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938933">
            <text:p>2.938933</text:p>
          </table:table-cell>
          <table:table-cell office:value-type="float" office:value="3.365712">
            <text:p>3.365712</text:p>
          </table:table-cell>
          <table:table-cell office:value-type="float" office:value="1.2717778">
            <text:p>1.27177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983805">
            <text:p>10.983805</text:p>
          </table:table-cell>
          <table:table-cell office:value-type="float" office:value="15.232889">
            <text:p>15.232889</text:p>
          </table:table-cell>
          <table:table-cell office:value-type="float" office:value="4.0134">
            <text:p>4.01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.634582">
            <text:p>3.634582</text:p>
          </table:table-cell>
          <table:table-cell office:value-type="float" office:value="2.796774">
            <text:p>2.796774</text:p>
          </table:table-cell>
          <table:table-cell office:value-type="float" office:value="1.151819">
            <text:p>1.1518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585886">
            <text:p>0.5585886</text:p>
          </table:table-cell>
          <table:table-cell office:value-type="float" office:value="0.5144297">
            <text:p>0.5144297</text:p>
          </table:table-cell>
          <table:table-cell office:value-type="float" office:value="0.3241513">
            <text:p>0.32415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475459957168">
            <text:p>1.4754599572</text:p>
          </table:table-cell>
          <table:table-cell office:value-type="float" office:value="1.519587104981">
            <text:p>1.519587105</text:p>
          </table:table-cell>
          <table:table-cell office:value-type="float" office:value="0.252386391201546">
            <text:p>0.25238639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7836511">
            <text:p>1.7836511</text:p>
          </table:table-cell>
          <table:table-cell office:value-type="float" office:value="1.1243619">
            <text:p>1.1243619</text:p>
          </table:table-cell>
          <table:table-cell office:value-type="float" office:value="0.8339443">
            <text:p>0.83394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5556231">
            <text:p>1.5556231</text:p>
          </table:table-cell>
          <table:table-cell office:value-type="float" office:value="1.4536792">
            <text:p>1.4536792</text:p>
          </table:table-cell>
          <table:table-cell office:value-type="float" office:value="0.4543259">
            <text:p>0.45432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5.47696">
            <text:p>65.47696</text:p>
          </table:table-cell>
          <table:table-cell office:value-type="float" office:value="59.19362">
            <text:p>59.19362</text:p>
          </table:table-cell>
          <table:table-cell office:value-type="float" office:value="32.59183">
            <text:p>32.591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20/12/2013</text:date>, <text:time>10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10:01:53.53</dc:date>
    <dc:creator>Mirjam Skarica</dc:creator>
    <meta:document-statistic meta:table-count="1" meta:cell-count="99" meta:object-count="0"/>
    <meta:generator>OpenOffice/4.0.1$Win32 OpenOffice.org_project/401m5$Build-9714</meta:generator>
  </office:meta>
</office:document-meta>
</file>